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919" draw:master-page-name="Master1-Layout1-title-Slajd-tytułowy" presentation:presentation-page-layout-name="Master1-PPL1" draw:id="Slide-256">
        <draw:frame draw:id="id282" presentation:style-name="a924" draw:name="Tytuł 1" svg:x="1.64815in" svg:y="2.62963in" svg:width="8.49402in" svg:height="1.80042in" presentation:class="title" presentation:placeholder="false">
          <draw:text-box>
            <text:p text:style-name="a923" text:class-names="" text:cond-style-name=""><text:span text:style-name="a920" text:class-names="">Wstęp do<text:s text:c="1"/></text:span><text:span text:style-name="a921" text:class-names="">Pythona</text:span><text:span text:style-name="a922" text:class-names=""/></text:p>
          </draw:text-box>
          <svg:title/>
          <svg:desc/>
        </draw:frame>
        <draw:frame draw:id="id283" presentation:style-name="a927" draw:name="Podtytuł 2" svg:x="1.64815in" svg:y="4.43004in" svg:width="8.49402in" svg:height="1.19958in" presentation:class="subtitle" presentation:placeholder="false">
          <draw:text-box>
            <text:p text:style-name="a926" text:class-names="" text:cond-style-name=""><text:span text:style-name="a925" text:class-names="">Testowa prezentacja</text:span></text:p>
          </draw:text-box>
          <svg:title/>
          <svg:desc/>
        </draw:frame>
      </draw:page>
      <draw:page draw:name="Slide2" draw:style-name="a928" draw:master-page-name="Master1-Layout2-obj-Tytuł-i-zawartość" presentation:presentation-page-layout-name="Master1-PPL2" draw:id="Slide-257">
        <draw:frame draw:id="id284" presentation:style-name="a931" draw:name="Tytuł 1" svg:x="0.74074in" svg:y="0.66667in" svg:width="9.40143in" svg:height="1.44444in" presentation:class="title" presentation:placeholder="false">
          <draw:text-box>
            <text:p text:style-name="a930" text:class-names="" text:cond-style-name=""><text:span text:style-name="a929" text:class-names="">Testowy slajd</text:span></text:p>
          </draw:text-box>
          <svg:title/>
          <svg:desc/>
        </draw:frame>
        <draw:frame draw:id="id285" presentation:style-name="a941" draw:name="Symbol zastępczy zawartości 2" svg:x="0.74074in" svg:y="2.36285in" svg:width="9.40143in" svg:height="4.24406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Punkt 1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Punkt 2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Punkt 3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ytuł i zawartość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Nagłówek sekcji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wa elementy zawartości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Porównanie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ylko tytuł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Pusty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Zawartość z podpisem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Obraz z podpisem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ytuł i podpis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Oferta z podpisem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Karta nazwy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Karta nazwy cytatu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Prawda lub fałsz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ytuł i tekst pionowy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ytuł pionowy i teks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svg:stroke-linecap="round"/>
    </style:style>
    <style:style style:family="graphic" style:name="a417">
      <style:graphic-properties draw:fill="none" draw:stroke="solid" svg:stroke-width="0.01042in" svg:stroke-color="#d9d9d9" svg:stroke-opacity="100%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svg:stroke-linecap="round"/>
    </style:style>
    <style:style style:family="graphic" style:name="a181">
      <style:graphic-properties draw:fill="none" draw:stroke="solid" svg:stroke-width="0.01042in" svg:stroke-color="#d9d9d9" svg:stroke-opacity="100%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573">
      <style:graphic-properties draw:fill="none" draw:stroke="solid" svg:stroke-width="0.01042in" svg:stroke-color="#d9d9d9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svg:stroke-linecap="round"/>
    </style:style>
    <style:style style:family="graphic" style:name="a836">
      <style:graphic-properties draw:fill="none" draw:stroke="solid" svg:stroke-width="0.01042in" svg:stroke-color="#d9d9d9" svg:stroke-opacity="100%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svg:stroke-linecap="round"/>
    </style:style>
    <style:style style:family="graphic" style:name="a894">
      <style:graphic-properties draw:fill="none" draw:stroke="solid" svg:stroke-width="0.01042in" svg:stroke-color="#d9d9d9" svg:stroke-opacity="100%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seta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Kliknij, aby edytować styl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ytuj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.01.2017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Slajd-tytułowy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4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Kliknij, aby edytować styl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Kliknij, aby edytować styl wzorca podtytułu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.01.2017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ytuł-i-zawartość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Kliknij, aby edytować styl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Edytuj style wzorca tekstu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rugi poziom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Piąty poziom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08.01.2017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Nagłówek-sekcji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Kliknij, aby edytować styl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ytuj style wzorca tekstu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08.01.2017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wa-elementy-zawartości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Kliknij, aby edytować styl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Edytuj style wzorca tekstu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rugi poziom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Piąty poziom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Edytuj style wzorca tekstu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rugi poziom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Piąty poziom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08.01.2017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Porównanie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Kliknij, aby edytować styl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Edytuj style wzorca tekstu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Edytuj style wzorca tekstu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rugi poziom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Piąty poziom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Edytuj style wzorca tekstu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Edytuj style wzorca tekstu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rugi poziom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Piąty poziom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08.01.2017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ylko-tytuł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Kliknij, aby edytować styl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08.01.2017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Pusty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08.01.2017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Zawartość-z-podpisem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Kliknij, aby edytować styl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Edytuj style wzorca tekstu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rugi poziom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Piąty poziom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Edytuj style wzorca tekstu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08.01.2017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Obraz-z-podpisem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Kliknij, aby edytować styl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Kliknij ikonę, aby dodać obraz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Edytuj style wzorca tekstu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08.01.2017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ytuł-i-podpis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Kliknij, aby edytować styl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Edytuj style wzorca tekstu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08.01.2017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Oferta-z-podpisem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Kliknij, aby edytować styl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Edytuj style wzorca tekstu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Edytuj style wzorca tekstu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08.01.2017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Karta-nazwy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Kliknij, aby edytować styl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Edytuj style wzorca tekstu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08.01.2017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Karta-nazwy-cytatu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Kliknij, aby edytować styl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Edytuj style wzorca tekstu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Edytuj style wzorca tekstu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08.01.2017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Prawda-lub-fałsz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Kliknij, aby edytować styl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Edytuj style wzorca tekstu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Edytuj style wzorca tekstu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08.01.2017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ytuł-i-tekst-pionowy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Kliknij, aby edytować styl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Edytuj style wzorca tekstu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rugi poziom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Piąty poziom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08.01.2017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ytuł-pionowy-i-tekst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Kliknij, aby edytować styl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Edytuj style wzorca tekstu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rugi poziom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Piąty poziom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08.01.2017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stęp do Pythona</dc:title>
    <meta:initial-creator>Marcin</meta:initial-creator>
    <dc:creator>Marcin</dc:creator>
    <meta:creation-date>2017-01-08T19:54:56Z</meta:creation-date>
    <dc:date>2017-01-08T19:57:55Z</dc:date>
    <meta:template xlink:href="Facet" xlink:type="simple"/>
    <meta:editing-cycles>1</meta:editing-cycles>
    <meta:editing-duration>PT103S</meta:editing-duration>
    <meta:document-statistic meta:paragraph-count="6" meta:word-count="13"/>
  </office:meta>
</office:document-meta>
</file>